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8229166666666667in"/>
    </style:style>
    <style:style style:name="co3" style:family="table-column">
      <style:table-column-properties fo:break-before="auto" style:column-width="2.8020833333333335in"/>
    </style:style>
    <style:style style:name="co4" style:family="table-column">
      <style:table-column-properties fo:break-before="auto" style:column-width="4.27083333333333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31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37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3541666666666667in" fo:break-before="auto" style:use-optimal-row-height="true"/>
    </style:style>
    <style:style style:name="ta1" style:family="table" style:master-page-name="PageStyle_5f_Permissão por Pasta">
      <style:table-properties table:display="true" style:writing-mode="lr-tb"/>
    </style:style>
    <style:style style:name="ta2" style:family="table" style:master-page-name="PageStyle_5f_Espelo Alocação de RH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middle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middle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F1C23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middle" fo:background-color="#F1C23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middle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7F6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middle" fo:background-color="#7F6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 fo:background-color="#7F6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0">
      <style:table-cell-properties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Permissão por Pasta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-1"/>
        <table:table-column table:style-name="co1" table:default-cell-style-name="ce15" table:number-columns-repeated="252"/>
        <table:table-row table:style-name="ro2">
          <table:table-cell table:style-name="ce21" office:value-type="string">
            <text:p>Membro da Equipe</text:p>
          </table:table-cell>
          <table:table-cell table:style-name="ce21" office:value-type="string">
            <text:p>Cargo</text:p>
          </table:table-cell>
          <table:table-cell table:style-name="ce21" office:value-type="string">
            <text:p>Pasta com Permissão</text:p>
          </table:table-cell>
          <table:table-cell table:style-name="ce21" office:value-type="string">
            <text:p>Observação</text:p>
          </table:table-cell>
        </table:table-row>
        <table:table-row table:style-name="ro3">
          <table:table-cell table:style-name="ce22" table:formula="oooc:=['Espelo Alocação de RH'.B2]" office:value-type="string" office:value="#N/A">
            <text:p>#N/A</text:p>
          </table:table-cell>
          <table:table-cell table:style-name="ce23" office:value-type="string" office:value="#N/A">
            <text:p>#N/A</text:p>
          </table:table-cell>
          <table:table-cell table:style-name="ce22" table:formula="oooc:=HYPERLINK(&quot;http://goo.gl/2QzeX&quot;;&quot;Gerencia_de_Projetos&quot;)" office:value-type="string">
            <text:p>Gerencia_de_Projetos</text:p>
          </table:table-cell>
        </table:table-row>
        <table:table-row table:style-name="ro3">
          <table:table-cell table:style-name="ce22" table:formula="oooc:=['Espelo Alocação de RH'.C2]" office:value-type="string" office:value="#VALUE!">
            <text:p>#VALUE!</text:p>
          </table:table-cell>
          <table:table-cell table:style-name="ce23" table:formula="oooc:=[.B2]" office:value-type="string" office:value="#N/A">
            <text:p>#N/A</text:p>
          </table:table-cell>
          <table:table-cell table:style-name="ce22" table:formula="oooc:=HYPERLINK(&quot;http://goo.gl/J8wAA&quot;;&quot;Gerencia_de_Projetos/Tempo&quot;)" office:value-type="string">
            <text:p>Gerencia_de_Projetos/Tempo</text:p>
          </table:table-cell>
        </table:table-row>
        <table:table-row table:style-name="ro3">
          <table:table-cell table:style-name="ce22" table:formula="oooc:=['Espelo Alocação de RH'.D2]" office:value-type="string" office:value="#VALUE!">
            <text:p>#VALUE!</text:p>
          </table:table-cell>
          <table:table-cell table:style-name="ce23" table:formula="oooc:=[.B2]" office:value-type="string" office:value="#N/A">
            <text:p>#N/A</text:p>
          </table:table-cell>
          <table:table-cell table:style-name="ce22"/>
        </table:table-row>
        <table:table-row table:style-name="ro3">
          <table:table-cell table:style-name="ce24" table:formula="oooc:=['Espelo Alocação de RH'.B3]" office:value-type="string" office:value="#N/A">
            <text:p>#N/A</text:p>
          </table:table-cell>
          <table:table-cell table:style-name="ce25" office:value-type="string" office:value="#N/A">
            <text:p>#N/A</text:p>
          </table:table-cell>
          <table:table-cell table:style-name="ce24" table:formula="oooc:=HYPERLINK(&quot;http://goo.gl/2QzeX&quot;;&quot;Gerencia_de_Projetos&quot;)" office:value-type="string">
            <text:p>Gerencia_de_Projetos</text:p>
          </table:table-cell>
        </table:table-row>
        <table:table-row table:style-name="ro3">
          <table:table-cell table:style-name="ce24" table:formula="oooc:=['Espelo Alocação de RH'.C3]" office:value-type="string" office:value="#VALUE!">
            <text:p>#VALUE!</text:p>
          </table:table-cell>
          <table:table-cell table:style-name="ce25" table:formula="oooc:=[.B5]" office:value-type="string" office:value="#N/A">
            <text:p>#N/A</text:p>
          </table:table-cell>
          <table:table-cell table:style-name="ce24" table:formula="oooc:=HYPERLINK(&quot;http://goo.gl/Ucqi3&quot;;&quot;Gerencia_de_Projetos/Escopo&quot;)" office:value-type="string">
            <text:p>Gerencia_de_Projetos/Escopo</text:p>
          </table:table-cell>
        </table:table-row>
        <table:table-row table:style-name="ro3">
          <table:table-cell table:style-name="ce24" table:formula="oooc:=['Espelo Alocação de RH'.DB3]" office:value-type="float" office:value="0">
            <text:p>0</text:p>
          </table:table-cell>
          <table:table-cell table:style-name="ce25" table:formula="oooc:=[.B5]" office:value-type="string" office:value="#N/A">
            <text:p>#N/A</text:p>
          </table:table-cell>
          <table:table-cell table:style-name="ce24" table:formula="oooc:=HYPERLINK(&quot;http://goo.gl/Jf3Co&quot;;&quot;Garantia_da_Qualidade/Qualidade_do_Produto&quot;)" office:value-type="string">
            <text:p>Garantia_da_Qualidade/Qualidade_do_Produto</text:p>
          </table:table-cell>
        </table:table-row>
        <table:table-row table:style-name="ro3">
          <table:table-cell table:style-name="ce26" table:formula="oooc:=['Espelo Alocação de RH'.B4]" office:value-type="string" office:value="#N/A">
            <text:p>#N/A</text:p>
          </table:table-cell>
          <table:table-cell table:style-name="ce27" office:value-type="string" office:value="#N/A">
            <text:p>#N/A</text:p>
          </table:table-cell>
          <table:table-cell table:style-name="ce26" table:formula="oooc:=HYPERLINK(&quot;http://goo.gl/2QzeX&quot;;&quot;Gerencia_de_Projetos&quot;)" office:value-type="string">
            <text:p>Gerencia_de_Projetos</text:p>
          </table:table-cell>
        </table:table-row>
        <table:table-row table:style-name="ro3">
          <table:table-cell table:style-name="ce26" table:formula="oooc:=['Espelo Alocação de RH'.C4]" office:value-type="string" office:value="#VALUE!">
            <text:p>#VALUE!</text:p>
          </table:table-cell>
          <table:table-cell table:style-name="ce27" table:formula="oooc:=[.B8]" office:value-type="string" office:value="#N/A">
            <text:p>#N/A</text:p>
          </table:table-cell>
          <table:table-cell table:style-name="ce26" table:formula="oooc:=HYPERLINK(&quot;http://goo.gl/UucJQ&quot;;&quot;Gerencia_de_Projetos/Custo&quot;)" office:value-type="string">
            <text:p>Gerencia_de_Projetos/Custo</text:p>
          </table:table-cell>
        </table:table-row>
        <table:table-row table:style-name="ro3">
          <table:table-cell table:style-name="ce26" table:formula="oooc:=['Espelo Alocação de RH'.D4]" office:value-type="float" office:value="0">
            <text:p>0</text:p>
          </table:table-cell>
          <table:table-cell table:style-name="ce27" table:formula="oooc:=[.B8]" office:value-type="string" office:value="#N/A">
            <text:p>#N/A</text:p>
          </table:table-cell>
          <table:table-cell table:style-name="ce26" table:formula="oooc:=HYPERLINK(&quot;http://goo.gl/oK1eB&quot;;&quot;Gerencia_de_Projetos/Aquisicao&quot;)" office:value-type="string">
            <text:p>Gerencia_de_Projetos/Aquisicao</text:p>
          </table:table-cell>
        </table:table-row>
        <table:table-row table:style-name="ro3">
          <table:table-cell table:style-name="ce28" table:formula="oooc:=['Espelo Alocação de RH'.B5]" office:value-type="string" office:value="#N/A">
            <text:p>#N/A</text:p>
          </table:table-cell>
          <table:table-cell table:style-name="ce29" office:value-type="string" office:value="#N/A">
            <text:p>#N/A</text:p>
          </table:table-cell>
          <table:table-cell table:style-name="ce28" table:formula="oooc:=HYPERLINK(&quot;http://goo.gl/2QzeX&quot;;&quot;Gerencia_de_Projetos&quot;)" office:value-type="string">
            <text:p>Gerencia_de_Projetos</text:p>
          </table:table-cell>
        </table:table-row>
        <table:table-row table:style-name="ro3">
          <table:table-cell table:style-name="ce28" table:formula="oooc:=['Espelo Alocação de RH'.C5]" office:value-type="string" office:value="#VALUE!">
            <text:p>#VALUE!</text:p>
          </table:table-cell>
          <table:table-cell table:style-name="ce29" table:formula="oooc:=[.B11]" office:value-type="string" office:value="#N/A">
            <text:p>#N/A</text:p>
          </table:table-cell>
          <table:table-cell table:style-name="ce28" table:formula="oooc:=HYPERLINK(&quot;http://goo.gl/IYQ5h&quot;;&quot;Gerencia_de_Projetos/Recursos_Humanos&quot;)" office:value-type="string">
            <text:p>Gerencia_de_Projetos/Recursos_Humanos</text:p>
          </table:table-cell>
        </table:table-row>
        <table:table-row table:style-name="ro3">
          <table:table-cell table:style-name="ce28" table:formula="oooc:=['Espelo Alocação de RH'.D5]" office:value-type="float" office:value="0">
            <text:p>0</text:p>
          </table:table-cell>
          <table:table-cell table:style-name="ce29" table:formula="oooc:=[.B11]" office:value-type="string" office:value="#N/A">
            <text:p>#N/A</text:p>
          </table:table-cell>
          <table:table-cell table:style-name="ce28" table:formula="oooc:=HYPERLINK(&quot;http://goo.gl/0jxyp&quot;;&quot;Gerencia_de_Projetos/Comunicacao&quot;)" office:value-type="string">
            <text:p>Gerencia_de_Projetos/Comunicacao</text:p>
          </table:table-cell>
        </table:table-row>
        <table:table-row table:style-name="ro3">
          <table:table-cell table:style-name="ce30" table:formula="oooc:=['Espelo Alocação de RH'.B6]" office:value-type="string" office:value="#N/A">
            <text:p>#N/A</text:p>
          </table:table-cell>
          <table:table-cell table:style-name="ce31" office:value-type="string" office:value="#N/A">
            <text:p>#N/A</text:p>
          </table:table-cell>
          <table:table-cell table:style-name="ce32" table:formula="oooc:=HYPERLINK(&quot;http://goo.gl/2QzeX&quot;;&quot;Gerencia_de_Projetos&quot;)" office:value-type="string">
            <text:p>Gerencia_de_Projetos</text:p>
          </table:table-cell>
        </table:table-row>
        <table:table-row table:style-name="ro3">
          <table:table-cell table:style-name="ce30" table:formula="oooc:=['Espelo Alocação de RH'.C6]" office:value-type="string" office:value="#VALUE!">
            <text:p>#VALUE!</text:p>
          </table:table-cell>
          <table:table-cell table:style-name="ce31" table:formula="oooc:=[.B14]" office:value-type="string" office:value="#N/A">
            <text:p>#N/A</text:p>
          </table:table-cell>
          <table:table-cell table:style-name="ce32" table:formula="oooc:=HYPERLINK(&quot;http://goo.gl/Fomnj&quot;;&quot;Gerencia_de_Projetos/Integracao&quot;)" office:value-type="string">
            <text:p>Gerencia_de_Projetos/Integracao</text:p>
          </table:table-cell>
        </table:table-row>
        <table:table-row table:style-name="ro3">
          <table:table-cell table:style-name="ce30" table:formula="oooc:=['Espelo Alocação de RH'.D6]" office:value-type="string" office:value="#VALUE!">
            <text:p>#VALUE!</text:p>
          </table:table-cell>
          <table:table-cell table:style-name="ce31" table:formula="oooc:=[.B14]" office:value-type="string" office:value="#N/A">
            <text:p>#N/A</text:p>
          </table:table-cell>
          <table:table-cell table:style-name="ce32" table:formula="oooc:=HYPERLINK(&quot;http://goo.gl/4X4xf&quot;;&quot;Gerencia_de_Projetos/Risco&quot;)" office:value-type="string">
            <text:p>Gerencia_de_Projetos/Risco</text:p>
          </table:table-cell>
        </table:table-row>
        <table:table-row table:style-name="ro3">
          <table:table-cell table:style-name="ce33" table:formula="oooc:=['Espelo Alocação de RH'.B8]" office:value-type="string" office:value="#N/A">
            <text:p>#N/A</text:p>
          </table:table-cell>
          <table:table-cell table:style-name="ce33" office:value-type="string" office:value="#N/A">
            <text:p>#N/A</text:p>
          </table:table-cell>
          <table:table-cell table:style-name="ce34" table:formula="oooc:=HYPERLINK(&quot;http://goo.gl/Kehl8&quot;;&quot;Medicao&quot;)" office:value-type="string">
            <text:p>Medicao</text:p>
          </table:table-cell>
        </table:table-row>
        <table:table-row table:style-name="ro3">
          <table:table-cell table:style-name="ce33" table:formula="oooc:=['Espelo Alocação de RH'.C8]" office:value-type="string" office:value="#VALUE!">
            <text:p>#VALUE!</text:p>
          </table:table-cell>
          <table:table-cell table:style-name="ce33" table:formula="oooc:=[.B17]" office:value-type="string" office:value="#N/A">
            <text:p>#N/A</text:p>
          </table:table-cell>
          <table:table-cell table:style-name="ce34"/>
        </table:table-row>
        <table:table-row table:style-name="ro3">
          <table:table-cell table:style-name="ce33" table:formula="oooc:=['Espelo Alocação de RH'.B9]" office:value-type="string" office:value="#N/A">
            <text:p>#N/A</text:p>
          </table:table-cell>
          <table:table-cell table:style-name="ce33" office:value-type="string" office:value="#N/A">
            <text:p>#N/A</text:p>
          </table:table-cell>
          <table:table-cell table:style-name="ce34" table:formula="oooc:=HYPERLINK(&quot;http://goo.gl/B5NH9&quot;;&quot;Gerencia_de_Configuracao&quot;)" office:value-type="string">
            <text:p>Gerencia_de_Configuracao</text:p>
          </table:table-cell>
        </table:table-row>
        <table:table-row table:style-name="ro3">
          <table:table-cell table:style-name="ce33" table:formula="oooc:=['Espelo Alocação de RH'.C9]" office:value-type="string" office:value="#VALUE!">
            <text:p>#VALUE!</text:p>
          </table:table-cell>
          <table:table-cell table:style-name="ce33" table:formula="oooc:=[.B19]" office:value-type="string" office:value="#N/A">
            <text:p>#N/A</text:p>
          </table:table-cell>
          <table:table-cell table:style-name="ce34"/>
        </table:table-row>
        <table:table-row table:style-name="ro3">
          <table:table-cell table:style-name="ce33" table:formula="oooc:=['Espelo Alocação de RH'.B10]" office:value-type="string" office:value="#N/A">
            <text:p>#N/A</text:p>
          </table:table-cell>
          <table:table-cell table:style-name="ce33" office:value-type="string" office:value="#N/A">
            <text:p>#N/A</text:p>
          </table:table-cell>
          <table:table-cell table:style-name="ce34" table:formula="oooc:=HYPERLINK(&quot;http://goo.gl/UcYTy&quot;;&quot;Garantia_da_Qualidade/Qualidade_do_Processo&quot;)" office:value-type="string">
            <text:p>Garantia_da_Qualidade/Qualidade_do_Processo</text:p>
          </table:table-cell>
        </table:table-row>
        <table:table-row table:style-name="ro3">
          <table:table-cell table:style-name="ce33" table:formula="oooc:=['Espelo Alocação de RH'.C10]" office:value-type="string" office:value="#VALUE!">
            <text:p>#VALUE!</text:p>
          </table:table-cell>
          <table:table-cell table:style-name="ce33" table:formula="oooc:=[.B21]" office:value-type="string" office:value="#N/A">
            <text:p>#N/A</text:p>
          </table:table-cell>
          <table:table-cell table:style-name="ce34"/>
        </table:table-row>
        <table:table-row table:style-name="ro3">
          <table:table-cell table:style-name="ce33" table:formula="oooc:=['Espelo Alocação de RH'.B11]" office:value-type="string" office:value="#N/A">
            <text:p>#N/A</text:p>
          </table:table-cell>
          <table:table-cell table:style-name="ce33" office:value-type="string" office:value="#N/A">
            <text:p>#N/A</text:p>
          </table:table-cell>
          <table:table-cell table:style-name="ce34" table:formula="oooc:=HYPERLINK(&quot;http://goo.gl/KSyGK&quot;;&quot;Reutilizacao&quot;)" office:value-type="string">
            <text:p>Reutilizacao</text:p>
          </table:table-cell>
        </table:table-row>
        <table:table-row table:style-name="ro3">
          <table:table-cell table:style-name="ce33" table:formula="oooc:=['Espelo Alocação de RH'.C11]" office:value-type="string" office:value="#VALUE!">
            <text:p>#VALUE!</text:p>
          </table:table-cell>
          <table:table-cell table:style-name="ce33" table:formula="oooc:=[.B23]" office:value-type="string" office:value="#N/A">
            <text:p>#N/A</text:p>
          </table:table-cell>
          <table:table-cell table:style-name="ce33"/>
        </table:table-row>
        <table:table-row table:style-name="ro3">
          <table:table-cell table:style-name="ce35" table:formula="oooc:=['Espelo Alocação de RH'.B13]" office:value-type="string" office:value="#N/A">
            <text:p>#N/A</text:p>
          </table:table-cell>
          <table:table-cell table:style-name="ce35" office:value-type="string" office:value="#N/A">
            <text:p>#N/A</text:p>
          </table:table-cell>
          <table:table-cell table:style-name="ce35" table:formula="oooc:=HYPERLINK(&quot;http://goo.gl/iyLML&quot;;&quot;Requisitos&quot;)" office:value-type="string">
            <text:p>Requisitos</text:p>
          </table:table-cell>
        </table:table-row>
        <table:table-row table:style-name="ro3">
          <table:table-cell table:style-name="ce35" table:formula="oooc:=['Espelo Alocação de RH'.C13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D13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B14]" office:value-type="string" office:value="#N/A">
            <text:p>#N/A</text:p>
          </table:table-cell>
          <table:table-cell table:style-name="ce35" office:value-type="string" office:value="#N/A">
            <text:p>#N/A</text:p>
          </table:table-cell>
          <table:table-cell table:style-name="ce35" table:formula="oooc:=HYPERLINK(&quot;http://goo.gl/5mLs3&quot;;&quot;Desenvolvimento/Usabilidade&quot;)" office:value-type="string">
            <text:p>Desenvolvimento/Usabilidade</text:p>
          </table:table-cell>
        </table:table-row>
        <table:table-row table:style-name="ro3">
          <table:table-cell table:style-name="ce35" table:formula="oooc:=['Espelo Alocação de RH'.C14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D14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B15]" office:value-type="string" office:value="#N/A">
            <text:p>#N/A</text:p>
          </table:table-cell>
          <table:table-cell table:style-name="ce35" office:value-type="string" office:value="#N/A">
            <text:p>#N/A</text:p>
          </table:table-cell>
          <table:table-cell table:style-name="ce35" table:formula="oooc:=HYPERLINK(&quot;http://goo.gl/D9qSu&quot;;&quot;Desenvolvimento/Projeto&quot;)" office:value-type="string">
            <text:p>Desenvolvimento/Projeto</text:p>
          </table:table-cell>
        </table:table-row>
        <table:table-row table:style-name="ro3">
          <table:table-cell table:style-name="ce35" table:formula="oooc:=['Espelo Alocação de RH'.B16]" office:value-type="string" office:value="#N/A">
            <text:p>#N/A</text:p>
          </table:table-cell>
          <table:table-cell table:style-name="ce35" office:value-type="string" office:value="#N/A">
            <text:p>#N/A</text:p>
          </table:table-cell>
          <table:table-cell table:style-name="ce35" table:formula="oooc:=HYPERLINK(&quot;http://goo.gl/D9qSu&quot;;&quot;Desenvolvimento/Projeto&quot;)" office:value-type="string">
            <text:p>Desenvolvimento/Projeto</text:p>
          </table:table-cell>
        </table:table-row>
        <table:table-row table:style-name="ro3">
          <table:table-cell table:style-name="ce35" table:formula="oooc:=['Espelo Alocação de RH'.B17]" office:value-type="string" office:value="#N/A">
            <text:p>#N/A</text:p>
          </table:table-cell>
          <table:table-cell table:style-name="ce35" office:value-type="string" office:value="#N/A">
            <text:p>#N/A</text:p>
          </table:table-cell>
          <table:table-cell table:style-name="ce35" table:formula="oooc:=HYPERLINK(&quot;http://goo.gl/VDWUc&quot;;&quot;Desenvolvimento&quot;)" office:value-type="string">
            <text:p>Desenvolvimento</text:p>
          </table:table-cell>
        </table:table-row>
        <table:table-row table:style-name="ro3">
          <table:table-cell table:style-name="ce35" table:formula="oooc:=['Espelo Alocação de RH'.C17]" office:value-type="string" office:value="#VALUE!">
            <text:p>#VALUE!</text:p>
          </table:table-cell>
          <table:table-cell table:style-name="ce35" office:value-type="string">
            <text:p>Desenvolvedor Java</text:p>
          </table:table-cell>
          <table:table-cell table:style-name="ce35"/>
        </table:table-row>
        <table:table-row table:style-name="ro3">
          <table:table-cell table:style-name="ce35" table:formula="oooc:=['Espelo Alocação de RH'.D17]" office:value-type="string" office:value="#VALUE!">
            <text:p>#VALUE!</text:p>
          </table:table-cell>
          <table:table-cell table:style-name="ce35" office:value-type="string">
            <text:p>Desenvolvedor Java</text:p>
          </table:table-cell>
          <table:table-cell table:style-name="ce35"/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5" table:formula="oooc:=['Espelo Alocação de RH'.E17]" office:value-type="string" office:value="#VALUE!">
            <text:p>#VALUE!</text:p>
          </table:table-cell>
          <table:table-cell table:style-name="ce35" office:value-type="string">
            <text:p>Desenvolvedor Java</text:p>
          </table:table-cell>
          <table:table-cell table:style-name="ce35"/>
        </table:table-row>
        <table:table-row table:style-name="ro3">
          <table:table-cell table:style-name="ce35" table:formula="oooc:=['Espelo Alocação de RH'.F17]" office:value-type="string" office:value="#VALUE!">
            <text:p>#VALUE!</text:p>
          </table:table-cell>
          <table:table-cell table:style-name="ce35" office:value-type="string">
            <text:p>Desenvolvedor Java</text:p>
          </table:table-cell>
          <table:table-cell table:style-name="ce35"/>
        </table:table-row>
        <table:table-row table:style-name="ro3">
          <table:table-cell table:style-name="ce35" table:formula="oooc:=['Espelo Alocação de RH'.G17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H17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I17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J17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K17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L17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B18]" office:value-type="string" office:value="#N/A">
            <text:p>#N/A</text:p>
          </table:table-cell>
          <table:table-cell table:style-name="ce35" office:value-type="string" office:value="#N/A">
            <text:p>#N/A</text:p>
          </table:table-cell>
          <table:table-cell table:style-name="ce35" table:formula="oooc:=HYPERLINK(&quot;http://goo.gl/Op6e6&quot;;&quot;Desenvolvimento/Banco_de_Dados&quot;)" office:value-type="string">
            <text:p>Desenvolvimento/Banco_de_Dados</text:p>
          </table:table-cell>
        </table:table-row>
        <table:table-row table:style-name="ro3">
          <table:table-cell table:style-name="ce35" table:formula="oooc:=['Espelo Alocação de RH'.B19]" office:value-type="string" office:value="#N/A">
            <text:p>#N/A</text:p>
          </table:table-cell>
          <table:table-cell table:style-name="ce35" office:value-type="string" office:value="#N/A">
            <text:p>#N/A</text:p>
          </table:table-cell>
          <table:table-cell table:style-name="ce35" table:formula="oooc:=HYPERLINK(&quot;http://goo.gl/frO7Y&quot;;&quot;Gerencia_de_Teste&quot;)" office:value-type="string">
            <text:p>Gerencia_de_Teste</text:p>
          </table:table-cell>
        </table:table-row>
        <table:table-row table:style-name="ro3">
          <table:table-cell table:style-name="ce35" table:formula="oooc:=['Espelo Alocação de RH'.C19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D19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E19]" office:value-type="string" office:value="#VALUE!">
            <text:p>#VALUE!</text:p>
          </table:table-cell>
          <table:table-cell table:number-columns-repeated="2" table:style-name="ce35"/>
        </table:table-row>
        <table:table-row table:style-name="ro3">
          <table:table-cell table:style-name="ce35" table:formula="oooc:=['Espelo Alocação de RH'.F19]" office:value-type="string" office:value="#VALUE!">
            <text:p>#VALUE!</text:p>
          </table:table-cell>
          <table:table-cell table:number-columns-repeated="2" table:style-name="ce35"/>
        </table:table-row>
      </table:table>
      <table:table table:name="Espelo Alocação de RH" table:style-name="ta2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5" table:default-cell-style-name="ce-1"/>
        <table:table-column table:style-name="co6" table:default-cell-style-name="ce-1"/>
        <table:table-column table:style-name="co5" table:number-columns-repeated="16" table:default-cell-style-name="ce-1"/>
        <table:table-column table:style-name="co5" table:default-cell-style-name="ce15" table:number-columns-repeated="236"/>
        <table:table-row table:style-name="ro5">
          <table:table-cell table:style-name="ce37" office:value-type="string">
            <text:p>Cargos</text:p>
          </table:table-cell>
          <table:table-cell table:style-name="ce37" office:value-type="string">
            <text:p>Supervisor</text:p>
          </table:table-cell>
          <table:table-cell table:style-name="ce37" table:number-columns-spanned="5" table:number-rows-spanned="1" office:value-type="string">
            <text:p>Membors da Equipe</text:p>
          </table:table-cell>
          <table:covered-table-cell table:number-columns-repeated="4"/>
        </table:table-row>
        <table:table-row table:style-name="ro3">
          <table:table-cell table:style-name="ce36" office:value-type="string" office:value="#N/A">
            <text:p>#N/A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number-columns-repeated="102"/>
          <table:table-cell/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number-columns-repeated="103" table:style-name="ce15"/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number-columns-repeated="103" table:style-name="ce15"/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</table:table-row>
        <table:table-row table:style-name="ro3">
          <table:table-cell table:style-name="ce36" office:value-type="string" office:value="#VALUE!">
            <text:p>#VALUE!</text:p>
          </table:table-cell>
          <table:table-cell table:style-name="ce36" office:value-type="string" office:value="#N/A">
            <text:p>#N/A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  <table:table-cell table:style-name="ce36" office:value-type="string" office:value="#VALUE!">
            <text:p>#VALUE!</text:p>
          </table:table-cell>
        </table:table-row>
      </table:table>
      <table:named-expressions>
        <table:named-expression table:name="Excel_BuiltIn__FilterDatabase_1" table:base-cell-address="$Permissão por Pasta.$A$1" table:expression="['Permissão por Pasta'.$A$1:.$C$4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ermissão por Pasta" style:display-name="PageStyle_Permissão por Past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spelo Alocação de RH" style:display-name="PageStyle_Espelo Alocação de RH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